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E0000013B17C94BC1DB64DBB4.png" manifest:media-type="image/png"/>
  <manifest:file-entry manifest:full-path="Pictures/10000000000003B600000046BF437D04684A7735.png" manifest:media-type="image/png"/>
  <manifest:file-entry manifest:full-path="Pictures/1000000000000FE20000020248F2A479E8723C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5cm" fo:padding-bottom="0.135cm" fo:padding-left="0.27cm" fo:padding-right="0.27cm" fo:wrap-option="wrap" draw:shadow-color="#808080"/>
    </style:style>
    <style:style style:name="gr2" style:family="graphic" style:parent-style-name="standard">
      <style:graphic-properties draw:stroke="none" draw:fill="solid" draw:fill-color="#f49000" draw:opacity="45%" draw:textarea-horizontal-align="justify" draw:textarea-vertical-align="top" draw:auto-grow-height="false" fo:min-height="13.472cm" fo:min-width="37.925cm" fo:padding-top="0.127cm" fo:padding-bottom="0.127cm" fo:padding-left="0.254cm" fo:padding-right="0.254cm" fo:wrap-option="no-wrap" draw:shadow-color="#808080"/>
    </style:style>
    <style:style style:name="gr3" style:family="graphic" style:parent-style-name="standard">
      <style:graphic-properties draw:stroke="none" draw:fill="solid" draw:fill-color="#f49000" draw:opacity="45%" draw:textarea-horizontal-align="justify" draw:textarea-vertical-align="top" draw:auto-grow-height="false" fo:min-height="11.307cm" fo:min-width="38.159cm" fo:padding-top="0.127cm" fo:padding-bottom="0.127cm" fo:padding-left="0.254cm" fo:padding-right="0.254cm" fo:wrap-option="no-wrap" draw:shadow-color="#808080"/>
    </style:style>
    <style:style style:name="gr4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42.582cm" fo:min-width="37.403cm" fo:padding-top="0.127cm" fo:padding-bottom="0.127cm" fo:padding-left="0.254cm" fo:padding-right="0.254cm" fo:wrap-option="no-wrap" draw:shadow-color="#808080"/>
    </style:style>
    <style:style style:name="gr5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42.544cm" fo:min-width="37.369cm" fo:padding-top="0.127cm" fo:padding-bottom="0.127cm" fo:padding-left="0.254cm" fo:padding-right="0.254cm" fo:wrap-option="no-wrap" draw:shadow-color="#808080"/>
    </style:style>
    <style:style style:name="gr6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26.027cm" fo:min-width="37.667cm" fo:padding-top="0.127cm" fo:padding-bottom="0.127cm" fo:padding-left="0.254cm" fo:padding-right="0.254cm" fo:wrap-option="no-wrap" draw:shadow-color="#808080"/>
    </style:style>
    <style:style style:name="gr7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27.572cm" fo:min-width="37.809cm" fo:padding-top="0.127cm" fo:padding-bottom="0.127cm" fo:padding-left="0.254cm" fo:padding-right="0.254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bottom" draw:auto-grow-height="false" fo:min-height="1.125cm" fo:min-width="7.765cm" fo:padding-top="0.134cm" fo:padding-bottom="0.134cm" fo:padding-left="0.269cm" fo:padding-right="0.269cm" fo:wrap-option="wrap" draw:shadow-color="#808080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right" draw:textarea-vertical-align="middle" fo:min-height="12.445cm" draw:shadow-color="#808080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2.274cm" fo:min-width="0cm" fo:padding-top="0.134cm" fo:padding-bottom="0.134cm" fo:padding-left="0.269cm" fo:padding-right="0.269cm" fo:wrap-option="wrap" draw:shadow-color="#808080"/>
    </style:style>
    <style:style style:name="P1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2" style:family="paragraph">
      <style:paragraph-properties fo:margin-left="0cm" fo:margin-right="0cm" fo:margin-top="1.102cm" fo:margin-bottom="0cm" fo:line-height="90%" fo:text-align="start" fo:text-indent="0cm"/>
    </style:style>
    <style:style style:name="P3" style:family="paragraph">
      <style:paragraph-properties fo:margin-left="0cm" fo:margin-right="0cm" fo:line-height="90%" fo:text-align="start" fo:text-indent="0cm"/>
    </style:style>
    <style:style style:name="P4" style:family="paragraph">
      <loext:graphic-properties draw:fill="none" draw:fill-color="#bbe0e3"/>
      <style:paragraph-properties fo:margin-left="0cm" fo:margin-right="0cm" fo:margin-top="1.102cm" fo:margin-bottom="0cm" fo:line-height="90%" fo:text-align="start" fo:text-indent="0cm" style:writing-mode="lr-tb" style:font-independent-line-spacing="true"/>
    </style:style>
    <style:style style:name="P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7" style:family="paragraph">
      <loext:graphic-properties draw:fill="solid" draw:fill-color="#f49000" draw:opacity="45%"/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eaeaea" draw:opacity="45%"/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font-size="50pt" fo:language="en" fo:country="GB" fo:font-weight="bold" style:font-size-asian="50pt" style:language-asian="en" style:country-asian="GB" style:font-weight-asian="bold" style:font-size-complex="50pt" style:language-complex="en" style:country-complex="GB" style:font-weight-complex="bold"/>
    </style:style>
    <style:style style:name="T2" style:family="text">
      <style:text-properties fo:font-size="28pt" fo:language="en" fo:country="GB" fo:font-style="italic" fo:font-weight="bold" style:font-size-asian="28pt" style:language-asian="en" style:country-asian="GB" style:font-style-asian="italic" style:font-weight-asian="bold" style:font-size-complex="28pt" style:language-complex="en" style:country-complex="GB" style:font-style-complex="italic" style:font-weight-complex="bold"/>
    </style:style>
    <style:style style:name="T3" style:family="text">
      <style:text-properties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4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color="#000000" style:text-line-through-style="none" style:text-line-through-type="none" style:text-position="0% 100%" style:font-name="Arial1" fo:font-size="24pt" fo:language="en" fo:country="GB" fo:font-style="normal" fo:text-shadow="none" style:text-underline-style="none" fo:font-weight="normal" style:font-size-asian="24pt" style:language-asian="en" style:country-asian="GB" style:font-style-asian="normal" style:font-weight-asian="normal" style:font-size-complex="24pt" style:language-complex="en" style:country-complex="GB" style:font-style-complex="normal" style:font-weight-complex="normal" style:font-relief="none"/>
    </style:style>
    <style:style style:name="T6" style:family="text">
      <style:text-properties fo:font-size="13pt" fo:language="en" fo:country="GB" style:font-size-asian="13pt" style:language-asian="en" style:country-asian="GB" style:font-size-complex="13pt" style:language-complex="en" style:country-complex="GB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49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4cm"/>
        <style:text-properties fo:font-family="Arial" style:font-family-generic="swiss" style:font-pitch="variable" fo:color="#f49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4cm"/>
        <style:text-properties fo:font-family="Arial" style:font-family-generic="swiss" style:font-pitch="variable" fo:color="#f49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4cm"/>
        <style:text-properties fo:font-family="Arial" style:font-family-generic="swiss" style:font-pitch="variable" fo:color="#f49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frame presentation:style-name="pr1" draw:text-style-name="P1" draw:layer="layout" svg:width="54.847cm" svg:height="12.699cm" svg:x="28.2cm" svg:y="-0.111cm" presentation:class="title" presentation:user-transformed="true">
          <draw:text-box>
            <text:p>Towards Motional Stark Effect Measurements</text:p>
          </draw:text-box>
        </draw:frame>
        <draw:custom-shape draw:name="Text Box 4" draw:style-name="gr1" draw:text-style-name="P4" draw:layer="layout" svg:width="81.139cm" svg:height="6.651cm" svg:x="1.909cm" svg:y="12.413cm">
          <text:list text:style-name="L2">
            <text:list-header>
              <text:p text:style-name="P2"><text:span text:style-name="T1">S. Gibson, N. C. Hawkes, J. Howard, R. M. Sharples</text:span></text:p>
              <text:p text:style-name="P3"><text:span text:style-name="T2"/></text:p>
              <text:p text:style-name="P3"><text:span text:style-name="T3">Center for Advanced Instrumentation, Durham University, UK</text:span></text:p>
            </text:list-header>
            <text:list-item>
              <text:p text:style-name="P3"><text:span text:style-name="T3">Culham Center for Fusion Energy, Culham, UK</text:span></text:p>
              <text:p text:style-name="P3"><text:span text:style-name="T3">Australia National University, Canberra, Austral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5" draw:style-name="gr2" draw:text-style-name="P7" draw:layer="layout" svg:width="39.917cm" svg:height="15.21cm" svg:x="1.601cm" svg:y="19.42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3" draw:text-style-name="P7" draw:layer="layout" svg:width="39.917cm" svg:height="12.811cm" svg:x="42.792cm" svg:y="97.891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4" draw:text-style-name="P8" draw:layer="layout" svg:width="39.917cm" svg:height="44.842cm" svg:x="42.792cm" svg:y="50.849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1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5" draw:text-style-name="P8" draw:layer="layout" svg:width="39.917cm" svg:height="44.838cm" svg:x="1.199cm" svg:y="65.864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1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6" draw:text-style-name="P8" draw:layer="layout" svg:width="39.917cm" svg:height="28.023cm" svg:x="1.526cm" svg:y="36.438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22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7" draw:text-style-name="P8" draw:layer="layout" svg:width="39.917cm" svg:height="29.426cm" svg:x="42.792cm" svg:y="19.42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2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name="Rectangle 7" draw:style-name="gr8" draw:text-style-name="P10" draw:layer="layout" svg:width="8.303cm" svg:height="1.393cm" svg:x="10.848cm" svg:y="26.472cm">
            <text:list text:style-name="L2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7.391cm" svg:height="10.451cm" svg:x="5.887cm" svg:y="2.09cm" draw:page-number="1" presentation:class="page"/>
          <draw:frame presentation:style-name="pr2" draw:text-style-name="P11" draw:layer="layout" svg:width="15.328cm" svg:height="12.541cm" svg:x="1.914cm" svg:y="13.23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8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82pt" style:font-style-asian="normal" style:font-weight-asian="normal" style:font-name-complex="FreeSans" style:font-family-complex="FreeSans" style:font-family-generic-complex="system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82pt" fo:font-style="normal" fo:text-shadow="none" style:text-underline-style="none" fo:font-weight="normal" style:font-size-asian="82pt" style:font-style-asian="normal" style:font-weight-asian="normal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9cm" text:min-label-width="0.662cm"/>
            <style:text-properties fo:font-family="Arial" style:font-family-generic="swiss" style:font-pitch="variable" fo:color="#f49000" fo:font-size="100%"/>
          </text:list-level-style-bullet>
          <text:list-level-style-bullet text:level="3" text:bullet-char="•">
            <style:list-level-properties text:space-before="1.75cm" text:min-label-width="0.688cm"/>
            <style:text-properties fo:font-family="Arial" style:font-family-generic="swiss" style:font-pitch="variable" fo:color="#f49000" fo:font-size="100%"/>
          </text:list-level-style-bullet>
          <text:list-level-style-bullet text:level="4" text:bullet-char="–">
            <style:list-level-properties text:space-before="2.941cm" text:min-label-width="0.82cm"/>
            <style:text-properties fo:font-family="Arial" style:font-family-generic="swiss" style:font-pitch="variable" fo:color="#f49000" fo:font-size="100%"/>
          </text:list-level-style-bullet>
          <text:list-level-style-bullet text:level="5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6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7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8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9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10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0.345cm"/>
          <style:tab-stop style:position="21.94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9.158cm"/>
          <style:tab-stop style:position="20.75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836cm"/>
          <style:tab-stop style:position="19.43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9cm"/>
            <style:text-properties fo:font-family="Arial" style:font-family-generic="swiss" style:font-pitch="variable" fo:color="#f49000" fo:font-size="100%"/>
          </text:list-level-style-bullet>
          <text:list-level-style-bullet text:level="3" text:bullet-char="•">
            <style:list-level-properties text:space-before="1.75cm"/>
            <style:text-properties fo:font-family="Arial" style:font-family-generic="swiss" style:font-pitch="variable" fo:color="#f49000" fo:font-size="100%"/>
          </text:list-level-style-bullet>
          <text:list-level-style-bullet text:level="4" text:bullet-char="–">
            <style:list-level-properties text:space-before="2.941cm"/>
            <style:text-properties fo:font-family="Arial" style:font-family-generic="swiss" style:font-pitch="variable" fo:color="#f49000" fo:font-size="100%"/>
          </text:list-level-style-bullet>
          <text:list-level-style-bullet text:level="5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6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7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8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9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10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98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98pt" style:font-style-asian="normal" style:font-weight-asian="bold" style:font-name-complex="FreeSans" style:font-family-complex="FreeSans" style:font-family-generic-complex="system" style:font-pitch-complex="variable" style:font-size-complex="9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6cm" fo:page-height="27.87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59cm" svg:stroke-color="#80808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55cm" fo:min-width="4.32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94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9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start" fo:text-indent="0cm" style:punctuation-wrap="hanging" style:line-break="strict"/>
    </style:style>
    <style:style style:name="MP7" style:family="paragraph">
      <loext:graphic-properties draw:fill="none" draw:fill-color="#bbe0e3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bbe0e3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fo:language="en" fo:country="GB" style:font-size-asian="24pt" style:language-asian="en" style:country-asian="GB" style:font-size-complex="24pt" style:language-complex="en" style:country-complex="GB"/>
    </style:style>
    <style:style style:name="MT3" style:family="text">
      <style:text-properties fo:color="#ffffff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MT4" style:family="text">
      <style:text-properties fo:font-size="13pt" fo:language="en" fo:country="GB" style:font-size-asian="13pt" style:language-asian="en" style:country-asian="GB" style:font-size-complex="13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97cm" svg:height="7.027cm" svg:x="2.554cm" svg:y="2.393cm"/>
      <draw:page-thumbnail draw:layer="backgroundobjects" svg:width="4.97cm" svg:height="7.027cm" svg:x="2.554cm" svg:y="10.421cm"/>
      <draw:page-thumbnail draw:layer="backgroundobjects" svg:width="4.97cm" svg:height="7.027cm" svg:x="2.554cm" svg:y="18.449cm"/>
      <draw:page-thumbnail draw:layer="backgroundobjects" svg:width="4.97cm" svg:height="7.027cm" svg:x="11.634cm" svg:y="2.393cm"/>
      <draw:page-thumbnail draw:layer="backgroundobjects" svg:width="4.97cm" svg:height="7.027cm" svg:x="11.634cm" svg:y="10.421cm"/>
      <draw:page-thumbnail draw:layer="backgroundobjects" svg:width="4.97cm" svg:height="7.027cm" svg:x="11.634cm" svg:y="18.449cm"/>
      <draw:frame draw:style-name="Mgr1" draw:text-style-name="MP2" draw:layer="backgroundobjects" svg:width="8.314cm" svg:height="1.39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14cm" svg:height="1.392cm" svg:x="10.84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14cm" svg:height="1.392cm" svg:x="0cm" svg:y="26.4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14cm" svg:height="1.392cm" svg:x="10.845cm" svg:y="26.47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7" draw:style-name="Mgr3" draw:text-style-name="MP5" draw:layer="backgroundobjects" svg:width="81.99cm" svg:height="10.345cm" svg:x="1.058cm" svg:y="0.851cm">
        <draw:image xlink:href="Pictures/1000000000000FE20000020248F2A479E8723C17.jpg" xlink:type="simple" xlink:show="embed" xlink:actuate="onLoad">
          <text:p/>
        </draw:image>
        <svg:desc>Cover Image</svg:desc>
      </draw:frame>
      <draw:frame draw:name="Picture 7" draw:style-name="Mgr3" draw:text-style-name="MP5" draw:layer="backgroundobjects" svg:width="82.038cm" svg:height="6.042cm" svg:x="1.01cm" svg:y="112.668cm">
        <draw:image xlink:href="Pictures/10000000000003B600000046BF437D04684A7735.png" xlink:type="simple" xlink:show="embed" xlink:actuate="onLoad">
          <text:p/>
        </draw:image>
        <svg:desc>footer950</svg:desc>
      </draw:frame>
      <draw:line draw:name="Line 8" draw:style-name="Mgr4" draw:text-style-name="MP5" draw:layer="backgroundobjects" svg:x1="0cm" svg:y1="118.913cm" svg:x2="84.107cm" svg:y2="118.913cm">
        <text:p/>
      </draw:line>
      <draw:custom-shape draw:name="Rectangle 9" draw:style-name="Mgr5" draw:text-style-name="MP7" draw:layer="backgroundobjects" svg:width="50.332cm" svg:height="3.303cm" svg:x="1.526cm" svg:y="113.008cm">
        <text:list text:style-name="ML2">
          <text:list-header>
            <text:p text:style-name="MP6"><text:span text:style-name="MT2">This work was funded by the RCUK Energy Programme [grant number EP/P012450/1]. </text:span></text:p>
            <text:p text:style-name="MP6"><text:span text:style-name="MT2"/></text:p>
            <text:p text:style-name="MP6"><text:span text:style-name="MT2">To obtain further information on the data and models underlying this paper please contact </text:span><text:span text:style-name="MT3">publicationsmanager@ccfe.ac.uk</text:span><text:span text:style-name="MT2">. 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7.791cm" svg:height="9.913cm" svg:x="45.256cm" svg:y="1.282cm" presentation:class="title" presentation:placeholder="true">
        <draw:text-box/>
      </draw:frame>
      <draw:g draw:name="Group 39">
        <draw:custom-shape draw:name="Oval 40" draw:style-name="Mgr6" draw:text-style-name="MP8" draw:layer="backgroundobjects" svg:width="6.826cm" svg:height="3.555cm" draw:transform="rotate (-0.0551524043630212) translate (75.562cm 112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41" draw:style-name="Mgr7" draw:text-style-name="MP9" draw:layer="backgroundobjects" svg:width="6.626cm" svg:height="3.643cm" svg:x="75.608cm" svg:y="112.862cm">
          <draw:image xlink:href="Pictures/100002010000023E0000013B17C94BC1DB64DBB4.png" xlink:type="simple" xlink:show="embed" xlink:actuate="onLoad">
            <text:p/>
          </draw:image>
        </draw:frame>
      </draw:g>
      <presentation:notes style:page-layout-name="PM0">
        <draw:rect draw:style-name="Mgr8" draw:text-style-name="MP10" draw:layer="backgroundobjects" svg:width="19.16cm" svg:height="27.87cm" svg:x="0cm" svg:y="0cm">
          <text:p/>
        </draw:rect>
        <draw:frame draw:style-name="Mgr9" draw:text-style-name="MP7" draw:layer="backgroundobjects" svg:width="8.304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8.303cm" svg:height="1.393cm" svg:x="10.847cm" svg:y="-0.001cm" presentation:class="date-time">
          <draw:text-box>
            <text:p/>
          </draw:text-box>
        </draw:frame>
        <draw:page-thumbnail presentation:style-name="Default-title" draw:layer="backgroundobjects" svg:width="7.391cm" svg:height="10.451cm" svg:x="5.886cm" svg:y="2.089cm" presentation:class="page"/>
        <draw:frame presentation:style-name="Default-notes" draw:layer="backgroundobjects" svg:width="15.328cm" svg:height="12.541cm" svg:x="1.914cm" svg:y="13.237cm" presentation:class="notes" presentation:placeholder="true">
          <draw:text-box/>
        </draw:frame>
        <draw:frame draw:style-name="Mgr10" draw:text-style-name="MP7" draw:layer="backgroundobjects" svg:width="8.304cm" svg:height="1.393cm" svg:x="0cm" svg:y="26.471cm" presentation:class="footer">
          <draw:text-box>
            <text:p/>
          </draw:text-box>
        </draw:frame>
        <draw:frame draw:style-name="Mgr10" draw:text-style-name="MP11" draw:layer="backgroundobjects" svg:width="8.303cm" svg:height="1.393cm" svg:x="10.847cm" svg:y="26.471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 acknowledging RCUK</dc:title>
    <meta:creation-date>2018-01-08T11:45:39.195794401</meta:creation-date>
    <dc:date>2018-01-08T13:06:41.126199478</dc:date>
    <meta:print-date>2013-12-20T10:31:43.060000000</meta:print-date>
    <meta:editing-cycles>8</meta:editing-cycles>
    <meta:editing-duration>PT2H48M42S</meta:editing-duration>
    <meta:generator>LibreOffice/5.1.6.2$Linux_X86_64 LibreOffice_project/10m0$Build-2</meta:generator>
    <meta:document-statistic meta:object-count="36"/>
  </office:meta>
</office:document-meta>
</file>